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oto Kufi Arabic" svg:font-family="'Noto Kufi Arabic'"/>
    <style:font-face style:name="Noto Naskh Arabic" svg:font-family="'Noto Naskh Arabic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Kufi Arabic1" svg:font-family="'Noto Kufi Arabic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fo:padding="0in" fo:border-left="none" fo:border-right="none" fo:border-top="none" fo:border-bottom="0.0008in solid #000000" style:shadow="none" style:writing-mode="rl-tb">
        <style:tab-stops>
          <style:tab-stop style:position="6.6929in" style:type="right"/>
        </style:tab-stops>
      </style:paragraph-properties>
      <style:text-properties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 style:writing-mode="rl-tb"/>
      <style:text-properties style:language-complex="ar" style:country-complex="SA"/>
    </style:style>
    <style:style style:name="P3" style:family="paragraph" style:parent-style-name="Standard">
      <style:paragraph-properties fo:text-align="center" style:justify-single-word="false" style:writing-mode="rl-tb"/>
      <style:text-properties fo:font-size="23pt" fo:font-weight="bold" style:font-size-asian="23pt" style:font-weight-asian="bold" style:font-name-complex="Noto Kufi Arabic1" style:font-size-complex="23pt" style:font-weight-complex="bold"/>
    </style:style>
    <style:style style:name="P4" style:family="paragraph" style:parent-style-name="Text_20_body">
      <style:paragraph-properties fo:text-align="end" style:justify-single-word="false" style:writing-mode="rl-tb"/>
      <style:text-properties style:language-complex="ar" style:country-complex="SA"/>
    </style:style>
    <style:style style:name="P5" style:family="paragraph" style:parent-style-name="Standard">
      <style:paragraph-properties fo:text-align="center" style:justify-single-word="false" style:shadow="none" style:writing-mode="rl-tb"/>
      <style:text-properties fo:font-size="23pt" fo:font-weight="bold" style:font-size-asian="23pt" style:font-weight-asian="bold" style:font-name-complex="Noto Kufi Arabic1" style:font-size-complex="23pt" style:font-weight-complex="bold"/>
    </style:style>
    <style:style style:name="P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style:language-complex="ar" style:country-complex="SA"/>
    </style:style>
    <style:style style:name="P10" style:family="paragraph" style:parent-style-name="Heading_20_3">
      <style:text-properties style:language-complex="ar" style:country-complex="SA"/>
    </style:style>
    <style:style style:name="P11" style:family="paragraph" style:parent-style-name="Heading_20_1">
      <style:text-properties fo:color="#ffffff"/>
    </style:style>
    <style:style style:name="P12" style:family="paragraph" style:parent-style-name="Heading_20_1">
      <style:text-properties fo:color="#ffffff" style:language-complex="ar" style:country-complex="SA"/>
    </style:style>
    <style:style style:name="P13" style:family="paragraph" style:parent-style-name="Heading_20_2">
      <style:paragraph-properties fo:text-align="end" style:justify-single-word="false"/>
    </style:style>
    <style:style style:name="P14" style:family="paragraph" style:parent-style-name="Heading_20_2">
      <style:text-properties style:language-complex="ar" style:country-complex="SA"/>
    </style:style>
    <style:style style:name="T1" style:family="text">
      <style:text-properties style:language-complex="ar" style:country-complex="SA"/>
    </style:style>
    <style:style style:name="fr1" style:family="graphic" style:parent-style-name="Frame">
      <style:graphic-properties style:vertical-pos="middle" style:vertical-rel="page-content" style:horizontal-pos="center" style:horizontal-rel="page" fo:padding="0in" fo:border="none" style:shadow="non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3" svg:width="4.7134in" draw:z-index="0">
        <draw:text-box fo:min-height="0.6335in">
          <text:p text:style-name="P3">دروس القاعدة النورانية</text:p>
        </draw:text-box>
      </draw:frame>
      <draw:frame draw:style-name="fr1" draw:name="Frame2" text:anchor-type="page" text:anchor-page-number="22" svg:width="2.211in" draw:z-index="1">
        <draw:text-box fo:min-height="0.2945in">
          <text:p text:style-name="P5">الملحقات</text:p>
        </draw:text-box>
      </draw:frame>
      <text:h text:style-name="P13" text:outline-level="2">أهداف الدورة</text:h>
      <text:h text:style-name="Heading_20_3" text:outline-level="3">الأهداف المعرفية</text:h>
      <text:p text:style-name="P2"/>
      <text:h text:style-name="Heading_20_3" text:outline-level="3">الأهداف الوجدانية</text:h>
      <text:p text:style-name="P2"/>
      <text:h text:style-name="Heading_20_3" text:outline-level="3">الأهداف المهاري<text:span text:style-name="T1">ة</text:span></text:h>
      <text:h text:style-name="P10" text:outline-level="3">الحوافز</text:h>
      <text:p text:style-name="P9"/>
      <text:p text:style-name="P4"/>
      <text:h text:style-name="Heading_20_2" text:outline-level="2">المقدمة</text:h>
      <text:h text:style-name="Heading_20_3" text:outline-level="3">التمهيد</text:h>
      <text:p text:style-name="Standard">الحمد لله الذي جعل الحروف مخارج وصفات، وجعل للنطق بها مدوداً وحركات، وأسلّم على أفصح الخلق وأصلي عليه أتمّ الصلوات، نبينا محمد وعلى آله وصحب<text:span text:style-name="T1">ه</text:span></text:p>
      <text:h text:style-name="Heading_20_3" text:outline-level="3">التعريف بالقاعدة النورانية</text:h>
      <text:p text:style-name="Standard">القاعدة النورانية غلاف لطيف، محتواه المقاطع الصوتية للغة العربية، متبوعةً بكلمات مختارة من القرآن الكريم<text:span text:style-name="T1">؛</text:span> كتدريبات على <text:span text:style-name="T1">ال</text:span>نطق بتلك المقاطع. مع تسلسل <text:span text:style-name="T1">منطقي عجيب، يرقّي الطالب شيئا فشيئا حتى يصل من عدم معرفة الحروف إلى قراءة القرآن من المصحف بالتجويد وبدون أخطاء.</text:span></text:p>
      <text:h text:style-name="Heading_20_3" text:outline-level="3">مصطلحات ضرورية</text:h>
      <text:p text:style-name="P2"/>
      <text:h text:style-name="P12" text:outline-level="1">دروس القاعدة النورانية</text:h>
      <text:h text:style-name="P14" text:outline-level="2">الدرس الأوّل: حروف الهجاء المفردة</text:h>
      <text:p text:style-name="P2"/>
      <text:h text:style-name="Heading_20_2" text:outline-level="2">الدرس الثاني: حروف الهجاء المركبة</text:h>
      <text:p text:style-name="P2"/>
      <text:h text:style-name="Heading_20_2" text:outline-level="2">الدرس الثالث: الحروف المقطعة</text:h>
      <text:p text:style-name="P2"/>
      <text:h text:style-name="Heading_20_2" text:outline-level="2">الدرس الرابع: الحروف المتحركة</text:h>
      <text:p text:style-name="P2"/>
      <text:h text:style-name="Heading_20_2" text:outline-level="2">الدرس الخامس: الحروف المنونة</text:h>
      <text:p text:style-name="P2"/>
      <text:h text:style-name="Heading_20_2" text:outline-level="2">الدرس السادس: تدريبات على الحركات والتنوين</text:h>
      <text:p text:style-name="P2"/>
      <text:h text:style-name="Heading_20_2" text:outline-level="2">الدرس السابع: حروف المد الصغيرة</text:h>
      <text:p text:style-name="P2"/>
      <text:h text:style-name="Heading_20_2" text:outline-level="2">الدرس الثامن: حروف المد واللين</text:h>
      <text:p text:style-name="P2"/>
      <text:h text:style-name="Heading_20_2" text:outline-level="2">الدرس التاسع: تدريبات <text:span text:style-name="T1">على المد واللين</text:span></text:h>
      <text:p text:style-name="P2"/>
      <text:h text:style-name="Heading_20_2" text:outline-level="2">الدرس العاشر: السكون</text:h>
      <text:p text:style-name="P2"/>
      <text:h text:style-name="Heading_20_2" text:outline-level="2">الدرس الحادي عشر: تدريبات على السكون</text:h>
      <text:p text:style-name="P2"/>
      <text:h text:style-name="Heading_20_2" text:outline-level="2">الدرس الثاني عشر: الشدّة</text:h>
      <text:p text:style-name="P2"/>
      <text:h text:style-name="Heading_20_2" text:outline-level="2">الدرس الثالث عشر: تدريبات على الشدّة</text:h>
      <text:p text:style-name="P2"/>
      <text:h text:style-name="Heading_20_2" text:outline-level="2">الدرس الرابع عشر: تدريبات على الشدّة والسكون</text:h>
      <text:p text:style-name="P2"/>
      <text:h text:style-name="Heading_20_2" text:outline-level="2">الدرس الخامس عشر: الشدّتين في كلمة</text:h>
      <text:p text:style-name="P2"/>
      <text:h text:style-name="Heading_20_2" text:outline-level="2">الدرس السادس عشر: الشدّة والسكون مع المد</text:h>
      <text:p text:style-name="P2"/>
      <text:h text:style-name="Heading_20_2" text:outline-level="2">الدرس الأخير: تدريبات على ما سبق</text:h>
      <text:p text:style-name="P2"/>
      <text:h text:style-name="Heading_20_2" text:outline-level="2">الخاتمة</text:h>
      <text:p text:style-name="P2"/>
      <text:h text:style-name="P11" text:outline-level="1">الملحقات</text:h>
      <text:p text:style-name="P2"/>
      <text:h text:style-name="Heading_20_2" text:outline-level="2">تتمة القاعدة النورانية</text:h>
      <text:p text:style-name="P2"/>
      <text:h text:style-name="Heading_20_2" text:outline-level="2">علاج النطق عند الأطفال</text:h>
      <text:p text:style-name="P2"/>
      <text:h text:style-name="Heading_20_2" text:outline-level="2">مخارج الحروف والصفات</text:h>
      <text:p text:style-name="P2"/>
      <text:h text:style-name="Heading_20_2" text:outline-level="2">أحكام النون الساكنة والتنوين</text:h>
      <text:p text:style-name="P2"/>
      <text:h text:style-name="Heading_20_2" text:outline-level="2">نموذج اختبار المستوى</text:h>
      <text:p text:style-name="P2"/>
      <text:h text:style-name="Heading_20_2" text:outline-level="2">نموذج الاختبار النهائي</text:h>
      <text:p text:style-name="P2"/>
      <text:h text:style-name="Heading_20_2" text:outline-level="2">نموذج من شهادة الحضور</text:h>
      <text:p text:style-name="P2"/>
      <text:h text:style-name="Heading_20_2" text:outline-level="2">نموذج من شهادة التوصية</text:h>
      <text:p text:style-name="P2"/>
      <text:h text:style-name="Heading_20_2" text:outline-level="2">المصادر</text:h>
      <text:h text:style-name="Heading_20_2" text:outline-level="2">الفهرس</text:h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6">أهداف الدورة<text:tab/>1</text:p>
          <text:p text:style-name="P7">الأهداف المعرفية<text:tab/>1</text:p>
          <text:p text:style-name="P7">الأهداف الوجدانية<text:tab/>1</text:p>
          <text:p text:style-name="P7">الأهداف المهارية<text:tab/>1</text:p>
          <text:p text:style-name="P6">المقدمة<text:tab/>2</text:p>
          <text:p text:style-name="P7">التمهيد<text:tab/>2</text:p>
          <text:p text:style-name="P7">التعريف بالقاعدة النورانية<text:tab/>2</text:p>
          <text:p text:style-name="P7">مصطلحات ضرورية<text:tab/>2</text:p>
          <text:p text:style-name="P8">دروس القاعدة النورانية<text:tab/>3</text:p>
          <text:p text:style-name="P6">الدرس الأوّل: حروف الهجاء المفردة<text:tab/>4</text:p>
          <text:p text:style-name="P6">الدرس الثاني: حروف الهجاء المركبة<text:tab/>5</text:p>
          <text:p text:style-name="P6">الدرس الثالث: الحروف المقطعة<text:tab/>6</text:p>
          <text:p text:style-name="P6">الدرس الرابع: الحروف المتحركة<text:tab/>7</text:p>
          <text:p text:style-name="P6">الدرس الخامس: الحروف المنونة<text:tab/>8</text:p>
          <text:p text:style-name="P6">الدرس السادس: تدريبات على الحركات والتنوين<text:tab/>9</text:p>
          <text:p text:style-name="P6"><text:soft-page-break/>الدرس السابع: حروف المد الصغيرة<text:tab/>10</text:p>
          <text:p text:style-name="P6">الدرس الثامن: حروف المد واللين<text:tab/>11</text:p>
          <text:p text:style-name="P6">الدرس التاسع: تدريبات على المد واللين<text:tab/>12</text:p>
          <text:p text:style-name="P6">الدرس العاشر: السكون<text:tab/>13</text:p>
          <text:p text:style-name="P6">الدرس الحادي عشر: تدريبات على السكون<text:tab/>14</text:p>
          <text:p text:style-name="P6">الدرس الثاني عشر: الشدّة<text:tab/>15</text:p>
          <text:p text:style-name="P6">الدرس الثالث عشر: تدريبات على الشدّة<text:tab/>16</text:p>
          <text:p text:style-name="P6">الدرس الرابع عشر: تدريبات على الشدّة والسكون<text:tab/>17</text:p>
          <text:p text:style-name="P6">الدرس الخامس عشر: الشدّتين في كلمة<text:tab/>18</text:p>
          <text:p text:style-name="P6">الدرس السادس عشر: الشدّة والسكون مع المد<text:tab/>19</text:p>
          <text:p text:style-name="P6">الدرس الأخير: تدريبات على ما سبق<text:tab/>20</text:p>
          <text:p text:style-name="P6">الخاتمة<text:tab/>21</text:p>
          <text:p text:style-name="P8">الملحقات<text:tab/>22</text:p>
          <text:p text:style-name="P6">تتمة القاعدة النورانية<text:tab/>23</text:p>
          <text:p text:style-name="P6">علاج النطق عند الأطفال<text:tab/>24</text:p>
          <text:p text:style-name="P6">مخارج الحروف والصفات<text:tab/>25</text:p>
          <text:p text:style-name="P6">أحكام النون الساكنة والتنوين<text:tab/>26</text:p>
          <text:p text:style-name="P6"><text:soft-page-break/>نموذج اختبار المستوى<text:tab/>27</text:p>
          <text:p text:style-name="P6">نموذج الاختبار النهائي<text:tab/>28</text:p>
          <text:p text:style-name="P6">نموذج من شهادة الحضور<text:tab/>29</text:p>
          <text:p text:style-name="P6">نموذج من شهادة التوصية<text:tab/>30</text:p>
          <text:p text:style-name="P6">المصادر<text:tab/>31</text:p>
          <text:p text:style-name="P6">الفهرس<text:tab/>32</text:p>
        </text:index-body>
      </text:table-of-conten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oto Kufi Arabic" svg:font-family="'Noto Kufi Arabic'"/>
    <style:font-face style:name="Noto Naskh Arabic" svg:font-family="'Noto Naskh Arabic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Kufi Arabic1" svg:font-family="'Noto Kufi Arabic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8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Noto Naskh Arabic" style:font-size-complex="18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writing-mode="rl-tb"/>
    </style:style>
    <style:style style:name="Heading" style:family="paragraph" style:parent-style-name="Standard" style:next-style-name="Standard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Noto Kufi Arabic" style:font-size-complex="20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Noto Naskh Arabic" style:font-size-complex="16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Noto Naskh Arabic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Naskh Arabic" style:font-size-complex="16pt"/>
    </style:style>
    <style:style style:name="Heading_20_1" style:display-name="Heading 1" style:family="paragraph" style:parent-style-name="Heading" style:next-style-name="Text_20_body" style:default-outline-level="1" style:class="text" style:master-page-name="First_20_Page">
      <style:paragraph-properties fo:text-align="center" style:justify-single-word="false" style:page-number="auto" fo:break-before="page" style:writing-mode="rl-tb"/>
      <style:text-properties fo:font-size="115%" fo:font-weight="bold" style:font-size-asian="115%" style:font-weight-asian="bold" style:font-size-complex="115%" style:language-complex="ar" style:country-complex="SA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text-align="end" style:justify-single-word="false" style:page-number="auto" fo:break-before="page" style:writing-mode="rl-tb"/>
      <style:text-properties fo:font-size="14pt" fo:font-style="italic" fo:font-weight="bold" style:font-size-asian="14pt" style:font-style-asian="italic" style:font-weight-asian="bold" style:font-size-complex="22pt" style:font-style-complex="normal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end" style:justify-single-word="false" style:writing-mode="rl-tb"/>
      <style:text-properties fo:font-size="14pt" fo:font-weight="bold" style:font-size-asian="14pt" style:font-weight-asian="bold" style:font-size-complex="20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line-height="150%" fo:text-align="end" style:justify-single-word="false" fo:text-indent="0in" style:auto-text-indent="false" style:writing-mode="rl-tb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line-height="150%" fo:text-align="end" style:justify-single-word="false" fo:text-indent="0in" style:auto-text-indent="false" style:writing-mode="rl-tb">
        <style:tab-stops>
          <style:tab-stop style:position="6.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line-height="150%" fo:text-align="end" style:justify-single-word="false" fo:text-indent="0in" style:auto-text-indent="false" style:page-number="auto" style:writing-mode="rl-tb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in" fo:border-left="none" fo:border-right="none" fo:border-top="none" fo:border-bottom="0.0008in solid #000000" style:shadow="none" style:writing-mode="rl-tb">
        <style:tab-stops>
          <style:tab-stop style:position="6.6929in" style:type="right"/>
        </style:tab-stops>
      </style:paragraph-properties>
      <style:text-properties fo:font-size="16pt" style:font-size-asian="16pt" style:font-size-complex="16pt"/>
    </style:style>
    <style:style style:name="MT1" style:family="text">
      <style:text-properties style:language-complex="ar" style:country-complex="SA"/>
    </style:style>
    <style:page-layout style:name="Mpm1" style:page-usage="mirrored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chapter text:display="name" text:outline-level="2">الفهرس</text:chapter></text:span><text:span text:style-name="MT1"><text:tab/></text:span><text:page-number text:select-page="current">33</text:page-number></text:p>
      </style:header>
      <style:header-left>
        <text:p text:style-name="MP1"><text:span text:style-name="MT1"><text:page-number text:select-page="current">34</text:page-number></text:span><text:span text:style-name="MT1"><text:tab/></text:span><text:span text:style-name="MT1"><text:chapter text:display="name" text:outline-level="2">الفهرس</text:chapter></text:span></text:p>
      </style:head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17T11:44:15.30</meta:creation-date>
    <dc:date>2017-04-20T09:41:58.99</dc:date>
    <meta:editing-duration>PT4H25M54S</meta:editing-duration>
    <meta:editing-cycles>13</meta:editing-cycles>
    <meta:generator>OpenOffice/4.1.3$Win32 OpenOffice.org_project/413m1$Build-9783</meta:generator>
    <meta:document-statistic meta:table-count="0" meta:image-count="0" meta:object-count="0" meta:page-count="34" meta:paragraph-count="83" meta:word-count="428" meta:character-count="2353"/>
  </office:meta>
</office:document-meta>
</file>